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he planet and alive- humanity goes extinct as does all major life on earth. <text:line-break/><text:line-break/>Frustrated at its own limitations and failures- the human seed banks are broken into and new experimental mixes of religions, societies, and AI are created and jettisoned to a myriad of star systems <text:soft-page-break/>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2-18T13:56:29.90</dc:date>
    <dc:creator>Blake Stanger</dc:creator>
    <meta:editing-duration>PT3H29M42S</meta:editing-duration>
    <meta:editing-cycles>2</meta:editing-cycles>
    <meta:document-statistic meta:table-count="0" meta:image-count="0" meta:object-count="0" meta:page-count="2" meta:paragraph-count="10" meta:word-count="930" meta:character-count="5596"/>
  </office:meta>
</office:document-meta>
</file>